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13.23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6.941cm"/>
    </style:style>
    <style:style style:name="co17" style:family="table-column">
      <style:table-column-properties fo:break-before="auto" style:column-width="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 style:vertical-align="top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 style:vertical-align="top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6pt solid #000000" style:vertical-align="top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ffffcc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fo:border="none" style:vertical-align="top"/>
    </style:style>
    <style:style style:name="ce19" style:family="table-cell" style:parent-style-name="Default">
      <style:table-cell-properties fo:background-color="#ffffcc"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hase I" table:style-name="ta1" table:print-ranges="'Phase I'.A1:'Phase I'.J8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ce7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9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95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>
            <text:p>Phase I : Etude préalable, étude bibliographique et conception générale</text:p>
          </table:table-cell>
          <table:table-cell table:style-name="Default" table:number-columns-repeated="9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3"/>
          <table:table-cell table:style-name="ce14" office:value-type="date" office:date-value="2013-12-01">
            <text:p>01/12/13</text:p>
          </table:table-cell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Default"/>
          <table:table-cell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Default"/>
          <table:table-cell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95"/>
        </table:table-row>
        <table:table-row table:style-name="ro1">
          <table:table-cell table:style-name="ce3" office:value-type="string" table:number-columns-spanned="1" table:number-rows-spanned="18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K15])=0;&quot;?&quot;;IF(COUNTA([.F15:.K1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1">
            <text:p>1</text:p>
          </table:table-cell>
          <table:table-cell table:formula="of:=SUMPRODUCT([.Q15:.T15];[.Q$14:.T$14])*[.V15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K16])=0;&quot;?&quot;;IF(COUNTA([.F16:.K1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2">
            <text:p>2</text:p>
          </table:table-cell>
          <table:table-cell table:formula="of:=SUMPRODUCT([.Q16:.T16];[.Q$14:.T$14])*[.V16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K17])=0;&quot;?&quot;;IF(COUNTA([.F17:.K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K18])=0;&quot;?&quot;;IF(COUNTA([.F18:.K1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8:.O18];[.L$14:.O$14])*[.V18]" office:value-type="float" office:value="2">
            <text:p>2</text:p>
          </table:table-cell>
          <table:table-cell table:formula="of:=SUMPRODUCT([.Q18:.T18];[.Q$14:.T$14])*[.V18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K19])=0;&quot;?&quot;;IF(COUNTA([.F19:.K1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2">
            <text:p>2</text:p>
          </table:table-cell>
          <table:table-cell table:formula="of:=SUMPRODUCT([.Q19:.T19];[.Q$14:.T$14])*[.V19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K20])=0;&quot;?&quot;;IF(COUNTA([.F20:.K2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1">
            <text:p>1</text:p>
          </table:table-cell>
          <table:table-cell table:formula="of:=SUMPRODUCT([.Q20:.T20];[.Q$14:.T$14])*[.V20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K21])=0;&quot;?&quot;;IF(COUNTA([.F21:.K2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1">
            <text:p>1</text:p>
          </table:table-cell>
          <table:table-cell table:formula="of:=SUMPRODUCT([.Q21:.T21];[.Q$14:.T$14])*[.V21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K22])=0;&quot;?&quot;;IF(COUNTA([.F22:.K2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1">
            <text:p>1</text:p>
          </table:table-cell>
          <table:table-cell table:formula="of:=SUMPRODUCT([.Q22:.T22];[.Q$14:.T$14])*[.V22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K23])=0;&quot;?&quot;;IF(COUNTA([.F23:.K2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.75">
            <text:p>0,75</text:p>
          </table:table-cell>
          <table:table-cell table:formula="of:=SUMPRODUCT([.Q23:.T23];[.Q$14:.T$14])*[.V2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K24])=0;&quot;?&quot;;IF(COUNTA([.F24:.K2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1.5">
            <text:p>1,5</text:p>
          </table:table-cell>
          <table:table-cell table:formula="of:=SUMPRODUCT([.Q24:.T24];[.Q$14:.T$14])*[.V24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K25])=0;&quot;?&quot;;IF(COUNTA([.F25:.K2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2.25">
            <text:p>2,25</text:p>
          </table:table-cell>
          <table:table-cell table:formula="of:=SUMPRODUCT([.Q25:.T25];[.Q$14:.T$14])*[.V25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K26])=0;&quot;?&quot;;IF(COUNTA([.F26:.K2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3">
            <text:p>3</text:p>
          </table:table-cell>
          <table:table-cell table:formula="of:=SUMPRODUCT([.Q26:.T26];[.Q$14:.T$14])*[.V26]" office:value-type="float" office:value="2">
            <text:p>2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K27])=0;&quot;?&quot;;IF(COUNTA([.F27:.K27])=1;&quot;&quot;;&quot;!!!&quot;))">
            <text:p/>
          </table:table-cell>
          <table:table-cell office:value-type="string">
            <text:p>x</text:p>
          </table:table-cell>
          <table:table-cell/>
          <table:table-cell table:number-columns-repeated="2" table:style-name="ce26"/>
          <table:table-cell table:number-columns-repeated="2"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1">
            <text:p>1</text:p>
          </table:table-cell>
          <table:table-cell table:formula="of:=SUMPRODUCT([.Q27:.T27];[.Q$14:.T$14])*[.V27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Bibliographie</text:p>
          </table:table-cell>
          <table:table-cell office:value-type="string" table:number-columns-spanned="1" table:number-rows-spanned="4">
            <text:p>Références</text:p>
          </table:table-cell>
          <table:table-cell office:value-type="string">
            <text:p>Suffisantes (nombre, intérêt)</text:p>
          </table:table-cell>
          <table:table-cell table:formula="of:=IF(COUNTA([.F28:.K28])=0;&quot;?&quot;;IF(COUNTA([.F28:.K2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8]&lt;&gt;&quot;&quot;;1;&quot;&quot;)" office:value-type="float" office:value="1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table:formula="of:=IF([.F28]&lt;&gt;&quot;&quot;;1;&quot;&quot;)" office:value-type="float" office:value="1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8:.O28];[.L$14:.O$14])*[.V28]" office:value-type="float" office:value="3">
            <text:p>3</text:p>
          </table:table-cell>
          <table:table-cell table:formula="of:=SUMPRODUCT([.Q28:.T28];[.Q$14:.T$14])*[.V28]" office:value-type="float" office:value="2.25">
            <text:p>2,2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Pérennes</text:p>
          </table:table-cell>
          <table:table-cell table:formula="of:=IF(COUNTA([.F29:.K29])=0;&quot;?&quot;;IF(COUNTA([.F29:.K2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9]&lt;&gt;&quot;&quot;;1;&quot;&quot;)" office:value-type="float" office:value="1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table:formula="of:=IF([.F29]&lt;&gt;&quot;&quot;;1;&quot;&quot;)" office:value-type="float" office:value="1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9:.O29];[.L$14:.O$14])*[.V29]" office:value-type="float" office:value="1">
            <text:p>1</text:p>
          </table:table-cell>
          <table:table-cell table:formula="of:=SUMPRODUCT([.Q29:.T29];[.Q$14:.T$14])*[.V29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mplètes (auteurs, pages..)</text:p>
          </table:table-cell>
          <table:table-cell table:formula="of:=IF(COUNTA([.F30:.K30])=0;&quot;?&quot;;IF(COUNTA([.F30:.K3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0]&lt;&gt;&quot;&quot;;1;&quot;&quot;)">
            <text:p/>
          </table:table-cell>
          <table:table-cell table:formula="of:=IF([.G30]&lt;&gt;&quot;&quot;;1;&quot;&quot;)" office:value-type="float" office:value="1">
            <text:p>1</text:p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table:formula="of:=IF([.F30]&lt;&gt;&quot;&quot;;1;&quot;&quot;)">
            <text:p/>
          </table:table-cell>
          <table:table-cell table:formula="of:=IF([.G30]&lt;&gt;&quot;&quot;;1;&quot;&quot;)" office:value-type="float" office:value="1">
            <text:p>1</text:p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0:.O30];[.L$14:.O$14])*[.V30]" office:value-type="float" office:value="0.75">
            <text:p>0,75</text:p>
          </table:table-cell>
          <table:table-cell table:formula="of:=SUMPRODUCT([.Q30:.T30];[.Q$14:.T$14])*[.V30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séquentes (volume)</text:p>
          </table:table-cell>
          <table:table-cell table:formula="of:=IF(COUNTA([.F31:.K31])=0;&quot;?&quot;;IF(COUNTA([.F31:.K3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1:.O31];[.L$14:.O$14])*[.V31]" office:value-type="float" office:value="1.5">
            <text:p>1,5</text:p>
          </table:table-cell>
          <table:table-cell table:formula="of:=SUMPRODUCT([.Q31:.T31];[.Q$14:.T$14])*[.V3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2" table:number-rows-spanned="1">
            <text:p>Références dans le texte</text:p>
          </table:table-cell>
          <table:covered-table-cell/>
          <table:table-cell table:formula="of:=IF(COUNTA([.F32:.K32])=0;&quot;?&quot;;IF(COUNTA([.F32:.K3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2]&lt;&gt;&quot;&quot;;1;&quot;&quot;)" office:value-type="float" office:value="1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table:formula="of:=IF([.F32]&lt;&gt;&quot;&quot;;1;&quot;&quot;)" office:value-type="float" office:value="1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2:.O32];[.L$14:.O$14])*[.V32]" office:value-type="float" office:value="2">
            <text:p>2</text:p>
          </table:table-cell>
          <table:table-cell table:formula="of:=SUMPRODUCT([.Q32:.T32];[.Q$14:.T$14])*[.V32]" office:value-type="float" office:value="1.5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32])/[.V34]*20;0)" office:value-type="float" office:value="17.96875">
            <text:p>17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32])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32])/[.V34]*20;0)" office:value-type="float" office:value="12.96875">
            <text:p>12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9:.K39])=0;&quot;?&quot;;IF(COUNTA([.F39:.K3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9]&lt;&gt;&quot;&quot;;1;&quot;&quot;)" office:value-type="float" office:value="1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 office:value-type="float" office:value="1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2">
            <text:p>2</text:p>
          </table:table-cell>
          <table:table-cell table:formula="of:=SUMPRODUCT([.Q39:.T39];[.Q$14:.T$14])*[.V39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40:.K40])=0;&quot;?&quot;;IF(COUNTA([.F40:.K4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0:.O40];[.L$14:.O$14])*[.V40]" office:value-type="float" office:value="2">
            <text:p>2</text:p>
          </table:table-cell>
          <table:table-cell table:formula="of:=SUMPRODUCT([.Q40:.T40];[.Q$14:.T$14])*[.V40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41:.K41])=0;&quot;?&quot;;IF(COUNTA([.F41:.K4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1:.O41];[.L$14:.O$14])*[.V41]" office:value-type="float" office:value="1">
            <text:p>1</text:p>
          </table:table-cell>
          <table:table-cell table:formula="of:=SUMPRODUCT([.Q41:.T41];[.Q$14:.T$14])*[.V41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42:.K42])=0;&quot;?&quot;;IF(COUNTA([.F42:.K4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2:.O42];[.L$14:.O$14])*[.V42]" office:value-type="float" office:value="2.25">
            <text:p>2,25</text:p>
          </table:table-cell>
          <table:table-cell table:formula="of:=SUMPRODUCT([.Q42:.T42];[.Q$14:.T$14])*[.V42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43:.K43])=0;&quot;?&quot;;IF(COUNTA([.F43:.K4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0.75">
            <text:p>0,75</text:p>
          </table:table-cell>
          <table:table-cell table:formula="of:=SUMPRODUCT([.Q43:.T43];[.Q$14:.T$14])*[.V4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44:.K44])=0;&quot;?&quot;;IF(COUNTA([.F44:.K4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1.5">
            <text:p>1,5</text:p>
          </table:table-cell>
          <table:table-cell table:formula="of:=SUMPRODUCT([.Q44:.T44];[.Q$14:.T$14])*[.V44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5:.K45])=0;&quot;?&quot;;IF(COUNTA([.F45:.K4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1">
            <text:p>1</text:p>
          </table:table-cell>
          <table:table-cell table:formula="of:=SUMPRODUCT([.Q45:.T45];[.Q$14:.T$14])*[.V45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6:.K46])=0;&quot;?&quot;;IF(COUNTA([.F46:.K4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1.5">
            <text:p>1,5</text:p>
          </table:table-cell>
          <table:table-cell table:formula="of:=SUMPRODUCT([.Q46:.T46];[.Q$14:.T$14])*[.V46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7:.K47])=0;&quot;?&quot;;IF(COUNTA([.F47:.K4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1.5">
            <text:p>1,5</text:p>
          </table:table-cell>
          <table:table-cell table:formula="of:=SUMPRODUCT([.Q47:.T47];[.Q$14:.T$14])*[.V47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8:.K48])=0;&quot;?&quot;;IF(COUNTA([.F48:.K48])=1;&quot;&quot;;&quot;!!!&quot;))">
            <text:p/>
          </table:table-cell>
          <table:table-cell office:value-type="string">
            <text:p>x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9:.K49])=0;&quot;?&quot;;IF(COUNTA([.F49:.K4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9:.O49];[.L$14:.O$14])*[.V49]" office:value-type="float" office:value="1.5">
            <text:p>1,5</text:p>
          </table:table-cell>
          <table:table-cell table:formula="of:=SUMPRODUCT([.Q49:.T49];[.Q$14:.T$14])*[.V49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50:.K50])=0;&quot;?&quot;;IF(COUNTA([.F50:.K5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0]&lt;&gt;&quot;&quot;;1;&quot;&quot;)" office:value-type="float" office:value="1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table:formula="of:=IF([.F50]&lt;&gt;&quot;&quot;;1;&quot;&quot;)" office:value-type="float" office:value="1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0:.O50];[.L$14:.O$14])*[.V50]" office:value-type="float" office:value="1">
            <text:p>1</text:p>
          </table:table-cell>
          <table:table-cell table:formula="of:=SUMPRODUCT([.Q50:.T50];[.Q$14:.T$14])*[.V50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51:.K51])=0;&quot;?&quot;;IF(COUNTA([.F51:.K5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1]&lt;&gt;&quot;&quot;;1;&quot;&quot;)" office:value-type="float" office:value="1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table:formula="of:=IF([.F51]&lt;&gt;&quot;&quot;;1;&quot;&quot;)" office:value-type="float" office:value="1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1:.O51];[.L$14:.O$14])*[.V51]" office:value-type="float" office:value="2">
            <text:p>2</text:p>
          </table:table-cell>
          <table:table-cell table:formula="of:=SUMPRODUCT([.Q51:.T51];[.Q$14:.T$14])*[.V51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52:.K52])=0;&quot;?&quot;;IF(COUNTA([.F52:.K5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2:.O52];[.L$14:.O$14])*[.V52]" office:value-type="float" office:value="1.5">
            <text:p>1,5</text:p>
          </table:table-cell>
          <table:table-cell table:formula="of:=SUMPRODUCT([.Q52:.T52];[.Q$14:.T$14])*[.V52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53:.K53])=0;&quot;?&quot;;IF(COUNTA([.F53:.K5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3]&lt;&gt;&quot;&quot;;1;&quot;&quot;)">
            <text:p/>
          </table:table-cell>
          <table:table-cell table:formula="of:=IF([.G53]&lt;&gt;&quot;&quot;;1;&quot;&quot;)" office:value-type="float" office:value="1">
            <text:p>1</text:p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table:formula="of:=IF([.F53]&lt;&gt;&quot;&quot;;1;&quot;&quot;)">
            <text:p/>
          </table:table-cell>
          <table:table-cell table:formula="of:=IF([.G53]&lt;&gt;&quot;&quot;;1;&quot;&quot;)" office:value-type="float" office:value="1">
            <text:p>1</text:p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3:.O53];[.L$14:.O$14])*[.V53]" office:value-type="float" office:value="2.25">
            <text:p>2,25</text:p>
          </table:table-cell>
          <table:table-cell table:formula="of:=SUMPRODUCT([.Q53:.T53];[.Q$14:.T$14])*[.V53]" office:value-type="float" office:value="1.5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9:.X53])/[.V55]*20" office:value-type="float" office:value="16.1111111111111">
            <text:p>16,1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9:.V53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9:.Y53])/[.V55]*20" office:value-type="float" office:value="11.2962962962963">
            <text:p>11,3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">
            <text:p>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18">
            <text:p>Travail</text:p>
          </table:table-cell>
          <table:table-cell office:value-type="string" table:number-columns-spanned="1" table:number-rows-spanned="10">
            <text:p>Etude</text:p>
          </table:table-cell>
          <table:table-cell office:value-type="string" table:number-columns-spanned="1" table:number-rows-spanned="2">
            <text:p>Bibliographie</text:p>
          </table:table-cell>
          <table:table-cell office:value-type="string">
            <text:p>Adéquate</text:p>
          </table:table-cell>
          <table:table-cell table:formula="of:=IF(COUNTA([.F60:.K60])=0;&quot;?&quot;;IF(COUNTA([.F60:.K6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0:.O60];[.L$14:.O$14])*[.V60]" office:value-type="float" office:value="2.25">
            <text:p>2,25</text:p>
          </table:table-cell>
          <table:table-cell table:formula="of:=SUMPRODUCT([.Q60:.T60];[.Q$14:.T$14])*[.V60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Suffisante</text:p>
          </table:table-cell>
          <table:table-cell table:formula="of:=IF(COUNTA([.F61:.K61])=0;&quot;?&quot;;IF(COUNTA([.F61:.K6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1:.O61];[.L$14:.O$14])*[.V61]" office:value-type="float" office:value="1.5">
            <text:p>1,5</text:p>
          </table:table-cell>
          <table:table-cell table:formula="of:=SUMPRODUCT([.Q61:.T61];[.Q$14:.T$14])*[.V6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Cahier des charges</text:p>
          </table:table-cell>
          <table:table-cell office:value-type="string">
            <text:p>Clair</text:p>
          </table:table-cell>
          <table:table-cell table:formula="of:=IF(COUNTA([.F62:.K62])=0;&quot;?&quot;;IF(COUNTA([.F62:.K6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0.75">
            <text:p>0,75</text:p>
          </table:table-cell>
          <table:table-cell table:formula="of:=SUMPRODUCT([.Q62:.T62];[.Q$14:.T$14])*[.V62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ormalisé</text:p>
          </table:table-cell>
          <table:table-cell table:formula="of:=IF(COUNTA([.F63:.K63])=0;&quot;?&quot;;IF(COUNTA([.F63:.K63])=1;&quot;&quot;;&quot;!!!&quot;))">
            <text:p/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>
            <text:p>1</text:p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>
            <text:p>1</text:p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1">
            <text:p>1</text:p>
          </table:table-cell>
          <table:table-cell table:formula="of:=SUMPRODUCT([.Q63:.T63];[.Q$14:.T$14])*[.V6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Hypothèses envisagées</text:p>
          </table:table-cell>
          <table:table-cell office:value-type="string">
            <text:p>Nombre</text:p>
          </table:table-cell>
          <table:table-cell table:formula="of:=IF(COUNTA([.F64:.K64])=0;&quot;?&quot;;IF(COUNTA([.F64:.K6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4:.O64];[.L$14:.O$14])*[.V64]" office:value-type="float" office:value="1">
            <text:p>1</text:p>
          </table:table-cell>
          <table:table-cell table:formula="of:=SUMPRODUCT([.Q64:.T64];[.Q$14:.T$14])*[.V64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Pertinence</text:p>
          </table:table-cell>
          <table:table-cell table:formula="of:=IF(COUNTA([.F65:.K65])=0;&quot;?&quot;;IF(COUNTA([.F65:.K6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5]&lt;&gt;&quot;&quot;;1;&quot;&quot;)" office:value-type="float" office:value="1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 office:value-type="float" office:value="1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2">
            <text:p>2</text:p>
          </table:table-cell>
          <table:table-cell table:formula="of:=SUMPRODUCT([.Q65:.T65];[.Q$14:.T$14])*[.V65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Analyse <text:span text:style-name="T1">a priori</text:span></text:p>
          </table:table-cell>
          <table:table-cell table:formula="of:=IF(COUNTA([.F66:.K66])=0;&quot;?&quot;;IF(COUNTA([.F66:.K6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6:.O66];[.L$14:.O$14])*[.V66]" office:value-type="float" office:value="1.5">
            <text:p>1,5</text:p>
          </table:table-cell>
          <table:table-cell table:formula="of:=SUMPRODUCT([.Q66:.T66];[.Q$14:.T$14])*[.V66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Validation</text:p>
          </table:table-cell>
          <table:table-cell office:value-type="string">
            <text:p>Tableau comparatif</text:p>
          </table:table-cell>
          <table:table-cell table:formula="of:=IF(COUNTA([.F67:.K67])=0;&quot;?&quot;;IF(COUNTA([.F67:.K6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1.5">
            <text:p>1,5</text:p>
          </table:table-cell>
          <table:table-cell table:formula="of:=SUMPRODUCT([.Q67:.T67];[.Q$14:.T$14])*[.V67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Choix argumenté(s)</text:p>
          </table:table-cell>
          <table:table-cell table:formula="of:=IF(COUNTA([.F68:.K68])=0;&quot;?&quot;;IF(COUNTA([.F68:.K6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8:.O68];[.L$14:.O$14])*[.V68]" office:value-type="float" office:value="1.5">
            <text:p>1,5</text:p>
          </table:table-cell>
          <table:table-cell table:formula="of:=SUMPRODUCT([.Q68:.T68];[.Q$14:.T$14])*[.V68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aisabilité</text:p>
          </table:table-cell>
          <table:table-cell table:formula="of:=IF(COUNTA([.F69:.K69])=0;&quot;?&quot;;IF(COUNTA([.F69:.K6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1.5">
            <text:p>1,5</text:p>
          </table:table-cell>
          <table:table-cell table:formula="of:=SUMPRODUCT([.Q69:.T69];[.Q$14:.T$14])*[.V69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70:.K70])=0;&quot;?&quot;;IF(COUNTA([.F70:.K7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0.75">
            <text:p>0,75</text:p>
          </table:table-cell>
          <table:table-cell table:formula="of:=SUMPRODUCT([.Q70:.T70];[.Q$14:.T$14])*[.V70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71:.K71])=0;&quot;?&quot;;IF(COUNTA([.F71:.K7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1]&lt;&gt;&quot;&quot;;1;&quot;&quot;)">
            <text:p/>
          </table:table-cell>
          <table:table-cell table:formula="of:=IF([.G71]&lt;&gt;&quot;&quot;;1;&quot;&quot;)" office:value-type="float" office:value="1">
            <text:p>1</text:p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 office:value-type="float" office:value="1">
            <text:p>1</text:p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1.5">
            <text:p>1,5</text:p>
          </table:table-cell>
          <table:table-cell table:formula="of:=SUMPRODUCT([.Q71:.T71];[.Q$14:.T$14])*[.V7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 </text:p>
          </table:table-cell>
          <table:table-cell table:style-name="ce7" office:value-type="string">
            <text:p>Intrinsèque</text:p>
          </table:table-cell>
          <table:table-cell table:formula="of:=IF(COUNTA([.F72:.K72])=0;&quot;?&quot;;IF(COUNTA([.F72:.K7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2]&lt;&gt;&quot;&quot;;1;&quot;&quot;)" office:value-type="float" office:value="1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 office:value-type="float" office:value="1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72:.O72];[.L$14:.O$14])*[.V72]" office:value-type="float" office:value="3">
            <text:p>3</text:p>
          </table:table-cell>
          <table:table-cell table:formula="of:=SUMPRODUCT([.Q72:.T72];[.Q$14:.T$14])*[.V72]" office:value-type="float" office:value="2.25">
            <text:p>2,25</text:p>
          </table:table-cell>
          <table:table-cell table:number-columns-repeated="995"/>
        </table:table-row>
        <table:table-row table:style-name="ro1">
          <table:covered-table-cell table:number-columns-repeated="3" table:style-name="ce7"/>
          <table:table-cell office:value-type="string">
            <text:p>Vis-à-vis du binôme</text:p>
          </table:table-cell>
          <table:table-cell table:formula="of:=IF(COUNTA([.F73:.K73])=0;&quot;?&quot;;IF(COUNTA([.F73:.K7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3:.O73];[.L$14:.O$14])*[.V73]" office:value-type="float" office:value="1">
            <text:p>1</text:p>
          </table:table-cell>
          <table:table-cell table:formula="of:=SUMPRODUCT([.Q73:.T73];[.Q$14:.T$14])*[.V73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4:.K74])=0;&quot;?&quot;;IF(COUNTA([.F74:.K7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4]&lt;&gt;&quot;&quot;;1;&quot;&quot;)" office:value-type="float" office:value="1">
            <text:p>1</text:p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table:formula="of:=IF([.F74]&lt;&gt;&quot;&quot;;1;&quot;&quot;)" office:value-type="float" office:value="1">
            <text:p>1</text:p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4:.O74];[.L$14:.O$14])*[.V74]" office:value-type="float" office:value="1">
            <text:p>1</text:p>
          </table:table-cell>
          <table:table-cell table:formula="of:=SUMPRODUCT([.Q74:.T74];[.Q$14:.T$14])*[.V74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5:.K75])=0;&quot;?&quot;;IF(COUNTA([.F75:.K7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5]&lt;&gt;&quot;&quot;;1;&quot;&quot;)">
            <text:p/>
          </table:table-cell>
          <table:table-cell table:formula="of:=IF([.G75]&lt;&gt;&quot;&quot;;1;&quot;&quot;)" office:value-type="float" office:value="1">
            <text:p>1</text:p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table:formula="of:=IF([.F75]&lt;&gt;&quot;&quot;;1;&quot;&quot;)">
            <text:p/>
          </table:table-cell>
          <table:table-cell table:formula="of:=IF([.G75]&lt;&gt;&quot;&quot;;1;&quot;&quot;)" office:value-type="float" office:value="1">
            <text:p>1</text:p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5:.O75];[.L$14:.O$14])*[.V75]" office:value-type="float" office:value="1.5">
            <text:p>1,5</text:p>
          </table:table-cell>
          <table:table-cell table:formula="of:=SUMPRODUCT([.Q75:.T75];[.Q$14:.T$14])*[.V75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6:.K76])=0;&quot;?&quot;;IF(COUNTA([.F76:.K7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6]&lt;&gt;&quot;&quot;;1;&quot;&quot;)">
            <text:p/>
          </table:table-cell>
          <table:table-cell table:formula="of:=IF([.G76]&lt;&gt;&quot;&quot;;1;&quot;&quot;)" office:value-type="float" office:value="1">
            <text:p>1</text:p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table:formula="of:=IF([.F76]&lt;&gt;&quot;&quot;;1;&quot;&quot;)">
            <text:p/>
          </table:table-cell>
          <table:table-cell table:formula="of:=IF([.G76]&lt;&gt;&quot;&quot;;1;&quot;&quot;)" office:value-type="float" office:value="1">
            <text:p>1</text:p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6:.O76];[.L$14:.O$14])*[.V76]" office:value-type="float" office:value="1.5">
            <text:p>1,5</text:p>
          </table:table-cell>
          <table:table-cell table:formula="of:=SUMPRODUCT([.Q76:.T76];[.Q$14:.T$14])*[.V76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Effectifs, erreurs, corrections</text:p>
          </table:table-cell>
          <table:table-cell table:formula="of:=IF(COUNTA([.F77:.K77])=0;&quot;?&quot;;IF(COUNTA([.F77:.K77])=1;&quot;&quot;;&quot;!!!&quot;))">
            <text:p/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 office:value-type="float" office:value="1">
            <text:p>1</text:p>
          </table:table-cell>
          <table:table-cell table:formula="of:=IF([.I77]&lt;&gt;&quot;&quot;;1;&quot;&quot;)">
            <text:p/>
          </table:table-cell>
          <table:table-cell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 office:value-type="float" office:value="1">
            <text:p>1</text:p>
          </table:table-cell>
          <table:table-cell table:formula="of:=IF([.I7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7:.O77];[.L$14:.O$14])*[.V77]" office:value-type="float" office:value="1">
            <text:p>1</text:p>
          </table:table-cell>
          <table:table-cell table:formula="of:=SUMPRODUCT([.Q77:.T77];[.Q$14:.T$14])*[.V77]" office:value-type="float" office:value="0.5">
            <text:p>0,5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number-columns-repeated="4" table:style-name="Default"/>
          <table:table-cell table:style-name="Default"/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haute</text:p>
          </table:table-cell>
          <table:table-cell table:style-name="ce16" table:formula="of:=SUM([.X60:.X77])/[.V79]*20" office:value-type="float" office:value="15.6060606060606">
            <text:p>15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60:.V77])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basse</text:p>
          </table:table-cell>
          <table:table-cell table:style-name="ce16" table:formula="of:=SUM([.Y60:.Y77])/[.V79]*20" office:value-type="float" office:value="10.6060606060606">
            <text:p>10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)</text:p>
          </table:table-cell>
          <table:table-cell table:style-name="ce12" table:formula="of:=AVERAGE([.D37];[.D58];[.D82])" office:value-type="float" office:value="14">
            <text:p>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</table:table>
      <table:table table:name="Phase II" table:style-name="ta1" table:print-ranges="'Phase II'.A1:'Phase II'.J82">
        <office:forms form:automatic-focus="false" form:apply-design-mode="false"/>
        <table:table-column table:style-name="co1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88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 office:value-type="string">
            <text:p>Phase II : Conception détaillée, réalisation et recette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3"/>
          <table:table-cell table:style-name="ce14" office:value-type="date" office:date-value="2014-02-18">
            <text:p>18/02/14</text:p>
          </table:table-cell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ce8"/>
          <table:table-cell table:style-name="ce34"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ce8"/>
          <table:table-cell table:style-name="ce34"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88"/>
        </table:table-row>
        <table:table-row table:style-name="ro1">
          <table:table-cell table:style-name="ce3" office:value-type="string" table:number-columns-spanned="1" table:number-rows-spanned="13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J15])=0;&quot;?&quot;;IF(COUNTA([.F15:.J1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1">
            <text:p>1</text:p>
          </table:table-cell>
          <table:table-cell table:formula="of:=SUMPRODUCT([.Q15:.T15];[.Q$14:.T$14])*[.V15]" office:value-type="float" office:value="0.75">
            <text:p>0,75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J16])=0;&quot;?&quot;;IF(COUNTA([.F16:.J1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2">
            <text:p>2</text:p>
          </table:table-cell>
          <table:table-cell table:formula="of:=SUMPRODUCT([.Q16:.T16];[.Q$14:.T$14])*[.V16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J17])=0;&quot;?&quot;;IF(COUNTA([.F17:.J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J18])=0;&quot;?&quot;;IF(COUNTA([.F18:.J1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8:.O18];[.L$14:.O$14])*[.V18]" office:value-type="float" office:value="1">
            <text:p>1</text:p>
          </table:table-cell>
          <table:table-cell table:formula="of:=SUMPRODUCT([.Q18:.T18];[.Q$14:.T$14])*[.V18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J19])=0;&quot;?&quot;;IF(COUNTA([.F19:.J1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2">
            <text:p>2</text:p>
          </table:table-cell>
          <table:table-cell table:formula="of:=SUMPRODUCT([.Q19:.T19];[.Q$14:.T$14])*[.V19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J20])=0;&quot;?&quot;;IF(COUNTA([.F20:.J2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1">
            <text:p>1</text:p>
          </table:table-cell>
          <table:table-cell table:formula="of:=SUMPRODUCT([.Q20:.T20];[.Q$14:.T$14])*[.V20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J21])=0;&quot;?&quot;;IF(COUNTA([.F21:.J2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1">
            <text:p>1</text:p>
          </table:table-cell>
          <table:table-cell table:formula="of:=SUMPRODUCT([.Q21:.T21];[.Q$14:.T$14])*[.V21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J22])=0;&quot;?&quot;;IF(COUNTA([.F22:.J2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1">
            <text:p>1</text:p>
          </table:table-cell>
          <table:table-cell table:formula="of:=SUMPRODUCT([.Q22:.T22];[.Q$14:.T$14])*[.V22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J23])=0;&quot;?&quot;;IF(COUNTA([.F23:.J2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.75">
            <text:p>0,75</text:p>
          </table:table-cell>
          <table:table-cell table:formula="of:=SUMPRODUCT([.Q23:.T23];[.Q$14:.T$14])*[.V23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J24])=0;&quot;?&quot;;IF(COUNTA([.F24:.J2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1.5">
            <text:p>1,5</text:p>
          </table:table-cell>
          <table:table-cell table:formula="of:=SUMPRODUCT([.Q24:.T24];[.Q$14:.T$14])*[.V24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J25])=0;&quot;?&quot;;IF(COUNTA([.F25:.J2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2.25">
            <text:p>2,25</text:p>
          </table:table-cell>
          <table:table-cell table:formula="of:=SUMPRODUCT([.Q25:.T25];[.Q$14:.T$14])*[.V25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J26])=0;&quot;?&quot;;IF(COUNTA([.F26:.J2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3">
            <text:p>3</text:p>
          </table:table-cell>
          <table:table-cell table:formula="of:=SUMPRODUCT([.Q26:.T26];[.Q$14:.T$14])*[.V26]" office:value-type="float" office:value="2">
            <text:p>2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J27])=0;&quot;?&quot;;IF(COUNTA([.F27:.J27])=1;&quot;&quot;;&quot;!!!&quot;))">
            <text:p/>
          </table:table-cell>
          <table:table-cell office:value-type="string">
            <text:p>x</text:p>
          </table:table-cell>
          <table:table-cell/>
          <table:table-cell table:number-columns-repeated="2" table:style-name="ce26"/>
          <table:table-cell table:number-columns-repeated="2"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1">
            <text:p>1</text:p>
          </table:table-cell>
          <table:table-cell table:formula="of:=SUMPRODUCT([.Q27:.T27];[.Q$14:.T$14])*[.V27]" office:value-type="float" office:value="0.75">
            <text:p>0,75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27])/[.V29]*20;0)" office:value-type="float" office:value="17.7272727272727">
            <text:p>17,7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27])" office:value-type="float" office:value="22">
            <text:p>22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27])/[.V29]*20;0)" office:value-type="float" office:value="12.7272727272727">
            <text:p>12,7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6">
            <text:p>16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4:.J34])=0;&quot;?&quot;;IF(COUNTA([.F34:.J3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4]&lt;&gt;&quot;&quot;;1;&quot;&quot;)" office:value-type="float" office:value="1">
            <text:p>1</text:p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table:formula="of:=IF([.F34]&lt;&gt;&quot;&quot;;1;&quot;&quot;)" office:value-type="float" office:value="1">
            <text:p>1</text:p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4:.O34];[.L$14:.O$14])*[.V34]" office:value-type="float" office:value="2">
            <text:p>2</text:p>
          </table:table-cell>
          <table:table-cell table:formula="of:=SUMPRODUCT([.Q34:.T34];[.Q$14:.T$14])*[.V34]" office:value-type="float" office:value="1.5">
            <text:p>1,5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35:.J35])=0;&quot;?&quot;;IF(COUNTA([.F35:.J3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5]&lt;&gt;&quot;&quot;;1;&quot;&quot;)" office:value-type="float" office:value="1">
            <text:p>1</text:p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table:formula="of:=IF([.F35]&lt;&gt;&quot;&quot;;1;&quot;&quot;)" office:value-type="float" office:value="1">
            <text:p>1</text:p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5:.O35];[.L$14:.O$14])*[.V35]" office:value-type="float" office:value="2">
            <text:p>2</text:p>
          </table:table-cell>
          <table:table-cell table:formula="of:=SUMPRODUCT([.Q35:.T35];[.Q$14:.T$14])*[.V35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36:.J36])=0;&quot;?&quot;;IF(COUNTA([.F36:.J3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6]&lt;&gt;&quot;&quot;;1;&quot;&quot;)" office:value-type="float" office:value="1">
            <text:p>1</text:p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table:formula="of:=IF([.F36]&lt;&gt;&quot;&quot;;1;&quot;&quot;)" office:value-type="float" office:value="1">
            <text:p>1</text:p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6:.O36];[.L$14:.O$14])*[.V36]" office:value-type="float" office:value="1">
            <text:p>1</text:p>
          </table:table-cell>
          <table:table-cell table:formula="of:=SUMPRODUCT([.Q36:.T36];[.Q$14:.T$14])*[.V36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37:.J37])=0;&quot;?&quot;;IF(COUNTA([.F37:.J3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7]&lt;&gt;&quot;&quot;;1;&quot;&quot;)" office:value-type="float" office:value="1">
            <text:p>1</text:p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table:formula="of:=IF([.F37]&lt;&gt;&quot;&quot;;1;&quot;&quot;)" office:value-type="float" office:value="1">
            <text:p>1</text:p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37:.O37];[.L$14:.O$14])*[.V37]" office:value-type="float" office:value="3">
            <text:p>3</text:p>
          </table:table-cell>
          <table:table-cell table:formula="of:=SUMPRODUCT([.Q37:.T37];[.Q$14:.T$14])*[.V37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38:.J38])=0;&quot;?&quot;;IF(COUNTA([.F38:.J3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8]&lt;&gt;&quot;&quot;;1;&quot;&quot;)">
            <text:p/>
          </table:table-cell>
          <table:table-cell table:formula="of:=IF([.G38]&lt;&gt;&quot;&quot;;1;&quot;&quot;)" office:value-type="float" office:value="1">
            <text:p>1</text:p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table:formula="of:=IF([.F38]&lt;&gt;&quot;&quot;;1;&quot;&quot;)">
            <text:p/>
          </table:table-cell>
          <table:table-cell table:formula="of:=IF([.G38]&lt;&gt;&quot;&quot;;1;&quot;&quot;)" office:value-type="float" office:value="1">
            <text:p>1</text:p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8:.O38];[.L$14:.O$14])*[.V38]" office:value-type="float" office:value="0.75">
            <text:p>0,75</text:p>
          </table:table-cell>
          <table:table-cell table:formula="of:=SUMPRODUCT([.Q38:.T38];[.Q$14:.T$14])*[.V38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39:.J39])=0;&quot;?&quot;;IF(COUNTA([.F39:.J3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9]&lt;&gt;&quot;&quot;;1;&quot;&quot;)">
            <text:p/>
          </table:table-cell>
          <table:table-cell table:formula="of:=IF([.G39]&lt;&gt;&quot;&quot;;1;&quot;&quot;)" office:value-type="float" office:value="1">
            <text:p>1</text:p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>
            <text:p/>
          </table:table-cell>
          <table:table-cell table:formula="of:=IF([.G39]&lt;&gt;&quot;&quot;;1;&quot;&quot;)" office:value-type="float" office:value="1">
            <text:p>1</text:p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1.5">
            <text:p>1,5</text:p>
          </table:table-cell>
          <table:table-cell table:formula="of:=SUMPRODUCT([.Q39:.T39];[.Q$14:.T$14])*[.V39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0:.J40])=0;&quot;?&quot;;IF(COUNTA([.F40:.J4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0:.O40];[.L$14:.O$14])*[.V40]" office:value-type="float" office:value="1">
            <text:p>1</text:p>
          </table:table-cell>
          <table:table-cell table:formula="of:=SUMPRODUCT([.Q40:.T40];[.Q$14:.T$14])*[.V40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1:.J41])=0;&quot;?&quot;;IF(COUNTA([.F41:.J4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1:.O41];[.L$14:.O$14])*[.V41]" office:value-type="float" office:value="2">
            <text:p>2</text:p>
          </table:table-cell>
          <table:table-cell table:formula="of:=SUMPRODUCT([.Q41:.T41];[.Q$14:.T$14])*[.V41]" office:value-type="float" office:value="1.5">
            <text:p>1,5</text:p>
          </table:table-cell>
          <table:table-cell table:number-columns-repeated="988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2:.J42])=0;&quot;?&quot;;IF(COUNTA([.F42:.J4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2:.O42];[.L$14:.O$14])*[.V42]" office:value-type="float" office:value="1.5">
            <text:p>1,5</text:p>
          </table:table-cell>
          <table:table-cell table:formula="of:=SUMPRODUCT([.Q42:.T42];[.Q$14:.T$14])*[.V42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3:.J43])=0;&quot;?&quot;;IF(COUNTA([.F43:.J4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3]&lt;&gt;&quot;&quot;;1;&quot;&quot;)" office:value-type="float" office:value="1">
            <text:p>1</text:p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 office:value-type="float" office:value="1">
            <text:p>1</text:p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1">
            <text:p>1</text:p>
          </table:table-cell>
          <table:table-cell table:formula="of:=SUMPRODUCT([.Q43:.T43];[.Q$14:.T$14])*[.V43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4:.J44])=0;&quot;?&quot;;IF(COUNTA([.F44:.J4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1.5">
            <text:p>1,5</text:p>
          </table:table-cell>
          <table:table-cell table:formula="of:=SUMPRODUCT([.Q44:.T44];[.Q$14:.T$14])*[.V44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45:.J45])=0;&quot;?&quot;;IF(COUNTA([.F45:.J4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1">
            <text:p>1</text:p>
          </table:table-cell>
          <table:table-cell table:formula="of:=SUMPRODUCT([.Q45:.T45];[.Q$14:.T$14])*[.V45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46:.J46])=0;&quot;?&quot;;IF(COUNTA([.F46:.J4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6]&lt;&gt;&quot;&quot;;1;&quot;&quot;)" office:value-type="float" office:value="1">
            <text:p>1</text:p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 office:value-type="float" office:value="1">
            <text:p>1</text:p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2">
            <text:p>2</text:p>
          </table:table-cell>
          <table:table-cell table:formula="of:=SUMPRODUCT([.Q46:.T46];[.Q$14:.T$14])*[.V46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47:.J47])=0;&quot;?&quot;;IF(COUNTA([.F47:.J4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1.5">
            <text:p>1,5</text:p>
          </table:table-cell>
          <table:table-cell table:formula="of:=SUMPRODUCT([.Q47:.T47];[.Q$14:.T$14])*[.V47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48:.J48])=0;&quot;?&quot;;IF(COUNTA([.F48:.J4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8]&lt;&gt;&quot;&quot;;1;&quot;&quot;)">
            <text:p/>
          </table:table-cell>
          <table:table-cell table:formula="of:=IF([.G48]&lt;&gt;&quot;&quot;;1;&quot;&quot;)" office:value-type="float" office:value="1">
            <text:p>1</text:p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table:formula="of:=IF([.F48]&lt;&gt;&quot;&quot;;1;&quot;&quot;)">
            <text:p/>
          </table:table-cell>
          <table:table-cell table:formula="of:=IF([.G48]&lt;&gt;&quot;&quot;;1;&quot;&quot;)" office:value-type="float" office:value="1">
            <text:p>1</text:p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8:.O48];[.L$14:.O$14])*[.V48]" office:value-type="float" office:value="2.25">
            <text:p>2,25</text:p>
          </table:table-cell>
          <table:table-cell table:formula="of:=SUMPRODUCT([.Q48:.T48];[.Q$14:.T$14])*[.V48]" office:value-type="float" office:value="1.5">
            <text:p>1,5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4:.X48])/[.V50]*20" office:value-type="float" office:value="17.7777777777778">
            <text:p>17,78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4:.V48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4:.Y48])/[.V50]*20" office:value-type="float" office:value="12.7777777777778">
            <text:p>12,78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19">
            <text:p>Travail</text:p>
          </table:table-cell>
          <table:table-cell office:value-type="string" table:number-columns-spanned="1" table:number-rows-spanned="6">
            <text:p>Conception</text:p>
          </table:table-cell>
          <table:table-cell office:value-type="string" table:number-columns-spanned="1" table:number-rows-spanned="4">
            <text:p>Générale</text:p>
          </table:table-cell>
          <table:table-cell office:value-type="string">
            <text:p>Clarté</text:p>
          </table:table-cell>
          <table:table-cell table:formula="of:=IF(COUNTA([.F55:.J55])=0;&quot;?&quot;;IF(COUNTA([.F55:.J5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5]&lt;&gt;&quot;&quot;;1;&quot;&quot;)" office:value-type="float" office:value="1">
            <text:p>1</text:p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table:formula="of:=IF([.F55]&lt;&gt;&quot;&quot;;1;&quot;&quot;)" office:value-type="float" office:value="1">
            <text:p>1</text:p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5:.O55];[.L$14:.O$14])*[.V55]" office:value-type="float" office:value="3">
            <text:p>3</text:p>
          </table:table-cell>
          <table:table-cell table:formula="of:=SUMPRODUCT([.Q55:.T55];[.Q$14:.T$14])*[.V55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Niveau de détail adéquat</text:p>
          </table:table-cell>
          <table:table-cell table:formula="of:=IF(COUNTA([.F56:.J56])=0;&quot;?&quot;;IF(COUNTA([.F56:.J5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6]&lt;&gt;&quot;&quot;;1;&quot;&quot;)">
            <text:p/>
          </table:table-cell>
          <table:table-cell table:formula="of:=IF([.G56]&lt;&gt;&quot;&quot;;1;&quot;&quot;)" office:value-type="float" office:value="1">
            <text:p>1</text:p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table:formula="of:=IF([.F56]&lt;&gt;&quot;&quot;;1;&quot;&quot;)">
            <text:p/>
          </table:table-cell>
          <table:table-cell table:formula="of:=IF([.G56]&lt;&gt;&quot;&quot;;1;&quot;&quot;)" office:value-type="float" office:value="1">
            <text:p>1</text:p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6:.O56];[.L$14:.O$14])*[.V56]" office:value-type="float" office:value="0.75">
            <text:p>0,75</text:p>
          </table:table-cell>
          <table:table-cell table:formula="of:=SUMPRODUCT([.Q56:.T56];[.Q$14:.T$14])*[.V56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Argumentation</text:p>
          </table:table-cell>
          <table:table-cell table:formula="of:=IF(COUNTA([.F57:.J57])=0;&quot;?&quot;;IF(COUNTA([.F57:.J5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7]&lt;&gt;&quot;&quot;;1;&quot;&quot;)" office:value-type="float" office:value="1">
            <text:p>1</text:p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table:formula="of:=IF([.F57]&lt;&gt;&quot;&quot;;1;&quot;&quot;)" office:value-type="float" office:value="1">
            <text:p>1</text:p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7:.O57];[.L$14:.O$14])*[.V57]" office:value-type="float" office:value="2">
            <text:p>2</text:p>
          </table:table-cell>
          <table:table-cell table:formula="of:=SUMPRODUCT([.Q57:.T57];[.Q$14:.T$14])*[.V57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58:.J58])=0;&quot;?&quot;;IF(COUNTA([.F58:.J5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8]&lt;&gt;&quot;&quot;;1;&quot;&quot;)" office:value-type="float" office:value="1">
            <text:p>1</text:p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table:formula="of:=IF([.F58]&lt;&gt;&quot;&quot;;1;&quot;&quot;)" office:value-type="float" office:value="1">
            <text:p>1</text:p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8:.O58];[.L$14:.O$14])*[.V58]" office:value-type="float" office:value="2">
            <text:p>2</text:p>
          </table:table-cell>
          <table:table-cell table:formula="of:=SUMPRODUCT([.Q58:.T58];[.Q$14:.T$14])*[.V58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Détaillée</text:p>
          </table:table-cell>
          <table:table-cell office:value-type="string">
            <text:p>Formalisation adéquate (algorithme...)</text:p>
          </table:table-cell>
          <table:table-cell table:formula="of:=IF(COUNTA([.F59:.J59])=0;&quot;?&quot;;IF(COUNTA([.F59:.J5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9]&lt;&gt;&quot;&quot;;1;&quot;&quot;)">
            <text:p/>
          </table:table-cell>
          <table:table-cell table:formula="of:=IF([.G59]&lt;&gt;&quot;&quot;;1;&quot;&quot;)" office:value-type="float" office:value="1">
            <text:p>1</text:p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table:formula="of:=IF([.F59]&lt;&gt;&quot;&quot;;1;&quot;&quot;)">
            <text:p/>
          </table:table-cell>
          <table:table-cell table:formula="of:=IF([.G59]&lt;&gt;&quot;&quot;;1;&quot;&quot;)" office:value-type="float" office:value="1">
            <text:p>1</text:p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9:.O59];[.L$14:.O$14])*[.V59]" office:value-type="float" office:value="0.75">
            <text:p>0,75</text:p>
          </table:table-cell>
          <table:table-cell table:formula="of:=SUMPRODUCT([.Q59:.T59];[.Q$14:.T$14])*[.V59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60:.J60])=0;&quot;?&quot;;IF(COUNTA([.F60:.J6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0]&lt;&gt;&quot;&quot;;1;&quot;&quot;)" office:value-type="float" office:value="1">
            <text:p>1</text:p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 office:value-type="float" office:value="1">
            <text:p>1</text:p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0:.O60];[.L$14:.O$14])*[.V60]" office:value-type="float" office:value="2">
            <text:p>2</text:p>
          </table:table-cell>
          <table:table-cell table:formula="of:=SUMPRODUCT([.Q60:.T60];[.Q$14:.T$14])*[.V60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3">
            <text:p>Réalisation</text:p>
          </table:table-cell>
          <table:table-cell office:value-type="string" table:number-columns-spanned="1" table:number-rows-spanned="2">
            <text:p>Développement</text:p>
          </table:table-cell>
          <table:table-cell office:value-type="string">
            <text:p>"Fonctionnalités"</text:p>
          </table:table-cell>
          <table:table-cell table:formula="of:=IF(COUNTA([.F61:.J61])=0;&quot;?&quot;;IF(COUNTA([.F61:.J6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1]&lt;&gt;&quot;&quot;;1;&quot;&quot;)" office:value-type="float" office:value="1">
            <text:p>1</text:p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 office:value-type="float" office:value="1">
            <text:p>1</text:p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1:.O61];[.L$14:.O$14])*[.V61]" office:value-type="float" office:value="3">
            <text:p>3</text:p>
          </table:table-cell>
          <table:table-cell table:formula="of:=SUMPRODUCT([.Q61:.T61];[.Q$14:.T$14])*[.V61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olume, environnement...</text:p>
          </table:table-cell>
          <table:table-cell table:formula="of:=IF(COUNTA([.F62:.J62])=0;&quot;?&quot;;IF(COUNTA([.F62:.J6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2]&lt;&gt;&quot;&quot;;1;&quot;&quot;)" office:value-type="float" office:value="1">
            <text:p>1</text:p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 office:value-type="float" office:value="1">
            <text:p>1</text:p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1">
            <text:p>1</text:p>
          </table:table-cell>
          <table:table-cell table:formula="of:=SUMPRODUCT([.Q62:.T62];[.Q$14:.T$14])*[.V62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Tests (unitaires, d'intégration, fonctionnel, de performance...)</text:p>
          </table:table-cell>
          <table:covered-table-cell/>
          <table:table-cell table:formula="of:=IF(COUNTA([.F63:.J63])=0;&quot;?&quot;;IF(COUNTA([.F63:.J6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3]&lt;&gt;&quot;&quot;;1;&quot;&quot;)" office:value-type="float" office:value="1">
            <text:p>1</text:p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 office:value-type="float" office:value="1">
            <text:p>1</text:p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2">
            <text:p>2</text:p>
          </table:table-cell>
          <table:table-cell table:formula="of:=SUMPRODUCT([.Q63:.T63];[.Q$14:.T$14])*[.V63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ecette</text:p>
          </table:table-cell>
          <table:table-cell office:value-type="string" table:number-columns-spanned="2" table:number-rows-spanned="1">
            <text:p>Livraison du paquetage</text:p>
          </table:table-cell>
          <table:covered-table-cell/>
          <table:table-cell table:formula="of:=IF(COUNTA([.F64:.J64])=0;&quot;?&quot;;IF(COUNTA([.F64:.J64])=1;&quot;&quot;;&quot;!!!&quot;))">
            <text:p/>
          </table:table-cell>
          <table:table-cell table:style-name="ce33" office:value-type="string">
            <text:p>x</text:p>
          </table:table-cell>
          <table:table-cell table:number-columns-repeated="3" table:style-name="ce33"/>
          <table:table-cell table:number-columns-repeated="2"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4:.O64];[.L$14:.O$14])*[.V64]" office:value-type="float" office:value="3">
            <text:p>3</text:p>
          </table:table-cell>
          <table:table-cell table:formula="of:=SUMPRODUCT([.Q64:.T64];[.Q$14:.T$14])*[.V64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Redéploiement du paquetage</text:p>
          </table:table-cell>
          <table:covered-table-cell/>
          <table:table-cell table:formula="of:=IF(COUNTA([.F65:.J65])=0;&quot;?&quot;;IF(COUNTA([.F65:.J65])=1;&quot;&quot;;&quot;!!!&quot;))">
            <text:p/>
          </table:table-cell>
          <table:table-cell table:style-name="ce33"/>
          <table:table-cell table:style-name="ce33" office:value-type="string">
            <text:p>x</text:p>
          </table:table-cell>
          <table:table-cell table:number-columns-repeated="2" table:style-name="ce33"/>
          <table:table-cell table:number-columns-repeated="2"/>
          <table:table-cell table:formula="of:=IF([.F65]&lt;&gt;&quot;&quot;;1;&quot;&quot;)">
            <text:p/>
          </table:table-cell>
          <table:table-cell table:formula="of:=IF([.G65]&lt;&gt;&quot;&quot;;1;&quot;&quot;)" office:value-type="float" office:value="1">
            <text:p>1</text:p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 office:value-type="float" office:value="1">
            <text:p>1</text:p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1.5">
            <text:p>1,5</text:p>
          </table:table-cell>
          <table:table-cell table:formula="of:=SUMPRODUCT([.Q65:.T65];[.Q$14:.T$14])*[.V65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66:.J66])=0;&quot;?&quot;;IF(COUNTA([.F66:.J6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6]&lt;&gt;&quot;&quot;;1;&quot;&quot;)" office:value-type="float" office:value="1">
            <text:p>1</text:p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 office:value-type="float" office:value="1">
            <text:p>1</text:p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6:.O66];[.L$14:.O$14])*[.V66]" office:value-type="float" office:value="1">
            <text:p>1</text:p>
          </table:table-cell>
          <table:table-cell table:formula="of:=SUMPRODUCT([.Q66:.T66];[.Q$14:.T$14])*[.V66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67:.J67])=0;&quot;?&quot;;IF(COUNTA([.F67:.J6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1.5">
            <text:p>1,5</text:p>
          </table:table-cell>
          <table:table-cell table:formula="of:=SUMPRODUCT([.Q67:.T67];[.Q$14:.T$14])*[.V67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</text:p>
          </table:table-cell>
          <table:table-cell office:value-type="string">
            <text:p>Intrinsèque</text:p>
          </table:table-cell>
          <table:table-cell table:formula="of:=IF(COUNTA([.F68:.J68])=0;&quot;?&quot;;IF(COUNTA([.F68:.J6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8:.O68];[.L$14:.O$14])*[.V68]" office:value-type="float" office:value="2.25">
            <text:p>2,25</text:p>
          </table:table-cell>
          <table:table-cell table:formula="of:=SUMPRODUCT([.Q68:.T68];[.Q$14:.T$14])*[.V68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covered-table-cell/>
          <table:table-cell office:value-type="string">
            <text:p>Vis-à-vis du binôme</text:p>
          </table:table-cell>
          <table:table-cell table:formula="of:=IF(COUNTA([.F69:.J69])=0;&quot;?&quot;;IF(COUNTA([.F69:.J6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9]&lt;&gt;&quot;&quot;;1;&quot;&quot;)" office:value-type="float" office:value="1">
            <text:p>1</text:p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 office:value-type="float" office:value="1">
            <text:p>1</text:p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2">
            <text:p>2</text:p>
          </table:table-cell>
          <table:table-cell table:formula="of:=SUMPRODUCT([.Q69:.T69];[.Q$14:.T$14])*[.V69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0:.J70])=0;&quot;?&quot;;IF(COUNTA([.F70:.J7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0]&lt;&gt;&quot;&quot;;1;&quot;&quot;)" office:value-type="float" office:value="1">
            <text:p>1</text:p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 office:value-type="float" office:value="1">
            <text:p>1</text:p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1">
            <text:p>1</text:p>
          </table:table-cell>
          <table:table-cell table:formula="of:=SUMPRODUCT([.Q70:.T70];[.Q$14:.T$14])*[.V70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1:.J71])=0;&quot;?&quot;;IF(COUNTA([.F71:.J7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1]&lt;&gt;&quot;&quot;;1;&quot;&quot;)" office:value-type="float" office:value="1">
            <text:p>1</text:p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 office:value-type="float" office:value="1">
            <text:p>1</text:p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2">
            <text:p>2</text:p>
          </table:table-cell>
          <table:table-cell table:formula="of:=SUMPRODUCT([.Q71:.T71];[.Q$14:.T$14])*[.V71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2:.J72])=0;&quot;?&quot;;IF(COUNTA([.F72:.J7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2]&lt;&gt;&quot;&quot;;1;&quot;&quot;)">
            <text:p/>
          </table:table-cell>
          <table:table-cell table:formula="of:=IF([.G72]&lt;&gt;&quot;&quot;;1;&quot;&quot;)" office:value-type="float" office:value="1">
            <text:p>1</text:p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>
            <text:p/>
          </table:table-cell>
          <table:table-cell table:formula="of:=IF([.G72]&lt;&gt;&quot;&quot;;1;&quot;&quot;)" office:value-type="float" office:value="1">
            <text:p>1</text:p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2:.O72];[.L$14:.O$14])*[.V72]" office:value-type="float" office:value="1.5">
            <text:p>1,5</text:p>
          </table:table-cell>
          <table:table-cell table:formula="of:=SUMPRODUCT([.Q72:.T72];[.Q$14:.T$14])*[.V72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Effectif, erreurs, corrections</text:p>
          </table:table-cell>
          <table:table-cell table:formula="of:=IF(COUNTA([.F73:.J73])=0;&quot;?&quot;;IF(COUNTA([.F73:.J7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3:.O73];[.L$14:.O$14])*[.V73]" office:value-type="float" office:value="2">
            <text:p>2</text:p>
          </table:table-cell>
          <table:table-cell table:formula="of:=SUMPRODUCT([.Q73:.T73];[.Q$14:.T$14])*[.V73]" office:value-type="float" office:value="1.5">
            <text:p>1,5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number-columns-repeated="3" table:style-name="Default"/>
          <table:table-cell table:style-name="Default" table:number-columns-repeated="2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55:.X73])/[.V75]*20" office:value-type="float" office:value="18.5135135135135">
            <text:p>18,5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55:.V73])" office:value-type="float" office:value="37">
            <text:p>3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55:.Y73])/[.V75]*20" office:value-type="float" office:value="13.5135135135135">
            <text:p>13,5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I)</text:p>
          </table:table-cell>
          <table:table-cell table:style-name="ce12" table:formula="of:=AVERAGE([.D32];[.D53];[.D78])" office:value-type="float" office:value="15">
            <text:p>1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NOTE PROJET</text:p>
          </table:table-cell>
          <table:table-cell table:style-name="ce12" table:formula="of:=ROUND(AVERAGE(NoteI;NoteII)*2;0)/2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</table:table>
      <table:named-expressions>
        <table:named-range table:name="NoteI" table:base-cell-address="$'Phase I'.$D$82" table:cell-range-address="$'Phase I'.$D$84"/>
        <table:named-range table:name="NoteII" table:base-cell-address="$'Phase II'.$D$84" table:cell-range-address="$'Phase II'.$D$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 style:data-style-name="N2" text:time-value="0000-00-00T11:02:32.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20M17S</meta:editing-duration>
    <meta:editing-cycles>147</meta:editing-cycles>
    <meta:generator>LibreOffice/4.0.6.2$Windows_x86 LibreOffice_project/2e2573268451a50806fcd60ae2d9fe01dd0ce24</meta:generator>
    <dc:date>2014-02-14T11:26:49.24</dc:date>
    <meta:printed-by>José Martinez</meta:printed-by>
    <meta:print-date>2010-09-17T15:56:57.10</meta:print-date>
    <meta:document-statistic meta:table-count="2" meta:cell-count="1881" meta:object-count="0"/>
    <meta:user-defined meta:name="Info 1"/>
    <meta:user-defined meta:name="Info 2"/>
    <meta:user-defined meta:name="Info 3"/>
    <meta:user-defined meta:name="Info 4"/>
  </office:meta>
</office:document-meta>
</file>